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Ammit – La Dévoreuse des Âmes</text:span></text:h>
      <text:p text:style-name="Text_20_body"><text:span text:style-name="Strong_20_Emphasis"/></text:p>
      <text:p text:style-name="Text_20_body"><text:span text:style-name="Strong_20_Emphasis"/></text:p>
      <text:h text:style-name="Heading_20_3" text:outline-level="3"><text:span text:style-name="Strong_20_Emphasis">1: Origine et signification</text:span></text:h>
      <text:p text:style-name="Text_20_body">Ammit, aussi appelée <text:span text:style-name="Emphasis">Ammut</text:span> ou <text:span text:style-name="Emphasis">Amam</text:span>, est une créature emblématique de la <text:span text:style-name="Strong_20_Emphasis">mythologie égyptienne antique</text:span>.<text:line-break/>Son nom signifie <text:span text:style-name="Strong_20_Emphasis">« Celle qui avale »</text:span> ou <text:span text:style-name="Strong_20_Emphasis">« La Dévoreuse »</text:span>, ce qui résume parfaitement son rôle dans l’au-delà.<text:line-break/>Elle apparaît dès les <text:span text:style-name="Strong_20_Emphasis">Textes des Pyramides</text:span> (vers -2400 av. J.-C.) et surtout dans le <text:span text:style-name="Strong_20_Emphasis">Livre des Morts</text:span>, un recueil de prières et d’incantations destiné à guider l’âme du défunt après la mort.</text:p>
      <text:p text:style-name="Text_20_body"/>
      <text:p text:style-name="Text_20_body"/>
      <text:p text:style-name="Text_20_body"/>
      <text:h text:style-name="Heading_20_3" text:outline-level="3"><text:span text:style-name="Strong_20_Emphasis">2: Description de la créature</text:span></text:h>
      <text:p text:style-name="Text_20_body">Ammit est une <text:span text:style-name="Strong_20_Emphasis">chimère</text:span>, un monstre composé des trois animaux les plus redoutés d’Égypte :</text:p>
      <text:list xml:id="list4946304264485691426" text:style-name="L1">
        <text:list-item>
          <text:p text:style-name="P1">la <text:span text:style-name="Strong_20_Emphasis">tête de crocodile</text:span>, symbole de voracité et du dieu Sobek ;</text:p>
        </text:list-item>
        <text:list-item>
          <text:p text:style-name="P1">le <text:span text:style-name="Strong_20_Emphasis">torse de lionne</text:span>, représentant la puissance destructrice ;</text:p>
        </text:list-item>
        <text:list-item>
          <text:p text:style-name="P1">et l’<text:span text:style-name="Strong_20_Emphasis">arrière-train d’hippopotame</text:span>, incarnation du chaos et de la force brute.</text:p>
        </text:list-item>
      </text:list>
      <text:p text:style-name="Text_20_body">Ce mélange fait d’Ammit <text:span text:style-name="Strong_20_Emphasis">la créature la plus dangereuse de l’au-delà</text:span>, mais aussi la plus juste, car elle agit uniquement selon la volonté des dieux.</text:p>
      <text:p text:style-name="Text_20_body"/>
      <text:p text:style-name="Text_20_body"/>
      <text:p text:style-name="Text_20_body"/>
      <text:p text:style-name="Text_20_body"/>
      <text:h text:style-name="Heading_20_3" text:outline-level="3"><text:span text:style-name="Strong_20_Emphasis">3: Rôle dans la mythologie</text:span></text:h>
      <text:p text:style-name="Text_20_body">Ammit joue un rôle central lors du <text:span text:style-name="Strong_20_Emphasis">Jugement des Morts</text:span>, dans la <text:span text:style-name="Emphasis">Salle des Deux Vérités</text:span>.<text:line-break/>Le défunt y est jugé par <text:span text:style-name="Strong_20_Emphasis">Osiris</text:span>, assisté des dieux <text:span text:style-name="Strong_20_Emphasis">Anubis</text:span> et <text:span text:style-name="Strong_20_Emphasis">Thot</text:span>.<text:line-break/>Le cœur du mort est placé sur une <text:span text:style-name="Strong_20_Emphasis">balance</text:span> :</text:p>
      <text:list xml:id="list3512993949462469026" text:style-name="L2">
        <text:list-item>
          <text:p text:style-name="P2">sur un plateau repose <text:span text:style-name="Strong_20_Emphasis">la plume de Maât</text:span>, symbole de la vérité et de la justice ;</text:p>
        </text:list-item>
        <text:list-item>
          <text:p text:style-name="P2">sur l’autre, <text:span text:style-name="Strong_20_Emphasis">le cœur du défunt</text:span>, qui représente sa conscience et ses actes.</text:p>
        </text:list-item>
      </text:list>
      <text:p text:style-name="Text_20_body">Si le cœur est <text:span text:style-name="Strong_20_Emphasis">plus léger</text:span> que la plume, l’âme est pure et accède à la vie éternelle.<text:line-break/>Mais si le cœur est <text:span text:style-name="Strong_20_Emphasis">plus lourd</text:span>, signe d’une existence corrompue ou mensongère, <text:span text:style-name="Strong_20_Emphasis">Ammit le dévore</text:span>.<text:line-break/>L’âme est alors condamnée à la <text:span text:style-name="Emphasis">seconde mort</text:span>, c’est-à-dire à l’anéantissement total.</text:p>
      <text:p text:style-name="Text_20_body">Ammit n’est donc pas un être maléfique, mais <text:span text:style-name="Strong_20_Emphasis">l’exécutrice de la justice divine</text:span>, celle qui maintient l’équilibre cosmique.</text:p>
      <text:h text:style-name="Heading_20_3" text:outline-level="3"><text:soft-page-break/><text:span text:style-name="Strong_20_Emphasis">4: Dans les textes et la littérature</text:span></text:h>
      <text:p text:style-name="Text_20_body">Ammit apparaît dans :</text:p>
      <text:list xml:id="list5859816945262573683" text:style-name="L3">
        <text:list-item>
          <text:p text:style-name="P3">le <text:span text:style-name="Strong_20_Emphasis">Livre des Morts</text:span> (Papyrus d’Ani, Papyrus de Hunefer) ;</text:p>
        </text:list-item>
        <text:list-item>
          <text:p text:style-name="P3">les <text:span text:style-name="Strong_20_Emphasis">Textes des Sarcophages</text:span> ;</text:p>
        </text:list-item>
        <text:list-item>
          <text:p text:style-name="P3">et plusieurs papyrus exposés dans des musées comme le British Museum ou le Louvre.</text:p>
        </text:list-item>
      </text:list>
      <text:p text:style-name="Text_20_body">Dans la littérature moderne, elle inspire :</text:p>
      <text:list xml:id="list6681049895428539117" text:style-name="L4">
        <text:list-item>
          <text:p text:style-name="P4"><text:span text:style-name="Strong_20_Emphasis">Rick Riordan</text:span> dans <text:span text:style-name="Emphasis">Les Chroniques de Kane</text:span> (2010), où elle est évoquée parmi les divinités du panthéon égyptien ;</text:p>
        </text:list-item>
        <text:list-item>
          <text:p text:style-name="P4">plusieurs <text:span text:style-name="Strong_20_Emphasis">romans ésotériques</text:span> et <text:span text:style-name="Strong_20_Emphasis">fantasy</text:span> où elle incarne le symbole du jugement ou du remords.</text:p>
        </text:list-item>
      </text:list>
      <text:p text:style-name="Text_20_body"/>
      <text:p text:style-name="Text_20_body"/>
      <text:p text:style-name="Text_20_body"/>
      <text:h text:style-name="Heading_20_3" text:outline-level="3"><text:span text:style-name="Strong_20_Emphasis">5:Au cinéma et dans les jeux</text:span></text:h>
      <text:list xml:id="list1798352264063022428" text:style-name="L5">
        <text:list-item>
          <text:p text:style-name="P5"><text:span text:style-name="Strong_20_Emphasis">Moon Knight (Marvel, 2022)</text:span> : Ammit est réinventée comme une déesse cherchant à juger les humains avant qu’ils ne commettent leurs crimes, soulevant un débat entre justice divine et libre arbitre.</text:p>
        </text:list-item>
        <text:list-item>
          <text:p text:style-name="P5"><text:span text:style-name="Strong_20_Emphasis">American Gods (2017)</text:span> : la scène du <text:span text:style-name="Emphasis">pèsement du cœur</text:span> illustre son rôle moral, même si elle n’est pas nommée.</text:p>
        </text:list-item>
        <text:list-item>
          <text:p text:style-name="P5"><text:span text:style-name="Strong_20_Emphasis">Assassin’s Creed Origins (2017)</text:span> : Ammit apparaît dans des visions de l’au-delà et des scènes inspirées du Livre des Morts.</text:p>
        </text:list-item>
        <text:list-item>
          <text:p text:style-name="P5"><text:span text:style-name="Strong_20_Emphasis">La Momie (1999)</text:span> et d’autres films du même genre utilisent son image comme symbole de punition et de renaissance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6: <text:span text:style-name="Strong_20_Emphasis">Représentations artistiques</text:span></text:h>
      <text:p text:style-name="Text_20_body">Ammit n’a <text:span text:style-name="Strong_20_Emphasis">pas de culte</text:span> ni de <text:span text:style-name="Strong_20_Emphasis">statue de temple</text:span>, car elle n’était pas vénérée : elle incarnait la <text:span text:style-name="Strong_20_Emphasis">peur du jugement</text:span>.<text:line-break/>Ses représentations sont <text:span text:style-name="Strong_20_Emphasis">symboliques</text:span>, notamment :</text:p>
      <text:list xml:id="list8662219579529651266" text:style-name="L6">
        <text:list-item>
          <text:p text:style-name="P6">sur les <text:span text:style-name="Strong_20_Emphasis">papyrus funéraires</text:span>, assise près de la balance, prête à dévorer le cœur du défunt ;</text:p>
        </text:list-item>
        <text:list-item>
          <text:p text:style-name="P6">sur certains <text:span text:style-name="Strong_20_Emphasis">bas-reliefs</text:span> et <text:span text:style-name="Strong_20_Emphasis">peintures murales</text:span> des tombes du Nouvel Empire.</text:p>
        </text:list-item>
      </text:list>
      <text:p text:style-name="Text_20_body">Aucune statue de culte n’a été retrouvée, mais <text:span text:style-name="Strong_20_Emphasis">des œuvres modernes</text:span> (sculptures, figurines, expositions) la représentent parfois comme une déesse hybride mi-femme, mi-monstre.</text:p>
      <text:h text:style-name="Heading_20_3" text:outline-level="3"><text:soft-page-break/>7: <text:span text:style-name="Strong_20_Emphasis">Similitude avec les humains</text:span></text:h>
      <text:p text:style-name="Text_20_body">Derrière son apparence monstrueuse, Ammit est en réalité une <text:span text:style-name="Strong_20_Emphasis">métaphore de la conscience humaine</text:span>.</text:p>
      <text:h text:style-name="Heading_20_4" text:outline-level="4">1. <text:span text:style-name="Strong_20_Emphasis">La conscience morale</text:span></text:h>
      <text:p text:style-name="Text_20_body">Ammit symbolise le <text:span text:style-name="Strong_20_Emphasis">jugement intérieur</text:span> que tout humain porte en lui.<text:line-break/>La balance d’Osiris représente notre <text:span text:style-name="Strong_20_Emphasis">capacité à distinguer le bien du mal</text:span>, et Ammit incarne <text:span text:style-name="Strong_20_Emphasis">la part de nous-mêmes qui nous punit</text:span> quand nous savons avoir mal agi.<text:line-break/>Elle reflète donc notre <text:span text:style-name="Strong_20_Emphasis">voix intérieure</text:span>, cette force invisible qui pèse nos choix et nos fautes.</text:p>
      <text:h text:style-name="Heading_20_4" text:outline-level="4">2. <text:span text:style-name="Strong_20_Emphasis">La peur du jugement</text:span></text:h>
      <text:p text:style-name="Text_20_body">Tout comme les âmes craignaient d’être dévorées, les humains craignent d’être <text:span text:style-name="Strong_20_Emphasis">rejetés, oubliés ou condamnés</text:span> pour leurs erreurs.<text:line-break/>Ammit incarne cette peur universelle : celle <text:span text:style-name="Strong_20_Emphasis">de ne pas être digne</text:span>, de ne pas laisser une trace positive.</text:p>
      <text:h text:style-name="Heading_20_4" text:outline-level="4">3. <text:span text:style-name="Strong_20_Emphasis">L’équilibre entre instinct et raison</text:span></text:h>
      <text:p text:style-name="Text_20_body">Composée d’animaux féroces, Ammit représente <text:span text:style-name="Strong_20_Emphasis">l’instinct</text:span>, mais elle agit pour la <text:span text:style-name="Strong_20_Emphasis">justice</text:span>, donc pour la raison.<text:line-break/>De même, l’être humain est <text:span text:style-name="Strong_20_Emphasis">part animal, part esprit</text:span> : nous avons des instincts, mais aussi la capacité de les maîtriser.<text:line-break/>Ammit incarne cette tension entre le chaos intérieur et l’ordre moral.</text:p>
      <text:h text:style-name="Heading_20_4" text:outline-level="4">4. <text:span text:style-name="Strong_20_Emphasis">La responsabilité</text:span></text:h>
      <text:p text:style-name="Text_20_body">Le cœur dans la mythologie égyptienne était le siège de la mémoire et de la morale.<text:line-break/>Chez les humains aussi, nos <text:span text:style-name="Strong_20_Emphasis">actions et nos remords</text:span> sont inscrits dans notre conscience.<text:line-break/>Ammit nous rappelle que <text:span text:style-name="Strong_20_Emphasis">chaque acte pèse</text:span>, et que la vérité finit toujours par se mesurer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pan text:style-name="Strong_20_Emphasis">8: Symbolisme général</text:span></text:h>
      <text:p text:style-name="Text_20_body">Ammit incarne :</text:p>
      <text:list xml:id="list5420851888241510471" text:style-name="L7">
        <text:list-item>
          <text:p text:style-name="P7">la <text:span text:style-name="Strong_20_Emphasis">justice morale</text:span> et la <text:span text:style-name="Strong_20_Emphasis">vérité intérieure</text:span> ;</text:p>
        </text:list-item>
        <text:list-item>
          <text:p text:style-name="P7">la <text:span text:style-name="Strong_20_Emphasis">peur du néant</text:span> qui pousse à mieux vivre ;</text:p>
        </text:list-item>
        <text:list-item>
          <text:p text:style-name="P7">et la <text:span text:style-name="Strong_20_Emphasis">nécessité de l’équilibre (Maât)</text:span> entre le bien et le mal.</text:p>
        </text:list-item>
      </text:list>
      <text:p text:style-name="Text_20_body">Son rôle dépasse la religion : elle symbolise <text:span text:style-name="Strong_20_Emphasis">la loi morale universelle</text:span>, celle qui nous rappelle que nul ne peut échapper à ses propres choix.</text:p>
      <text:h text:style-name="Heading_20_3" text:outline-level="3"><text:soft-page-break/><text:span text:style-name="Strong_20_Emphasis">9:Conclusion</text:span></text:h>
      <text:p text:style-name="Text_20_body">Ammit, la Dévoreuse des Âmes, est bien plus qu’un monstre antique.<text:line-break/>Elle représente la <text:span text:style-name="Strong_20_Emphasis">voix de la conscience humaine</text:span>, cette part invisible qui juge nos actions et dévore nos fautes.<text:line-break/>À travers elle, les anciens Égyptiens nous transmettent un message toujours actuel :</text:p>
      <text:p text:style-name="Quotations">« Vis dans la vérité, garde ton cœur léger, car c’est ton propre poids moral qui décidera de ton sort. »</text:p>
      <text:p text:style-name="Text_20_body">Ammit n’est donc pas seulement la gardienne de l’au-delà,<text:line-break/>mais <text:span text:style-name="Strong_20_Emphasis">le miroir moral de l’humanité</text:span>, rappelant que justice et équilibre sont les fondements éternels de toute existenc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1-03T11:19:52.02</meta:creation-date>
    <meta:document-statistic meta:table-count="0" meta:image-count="0" meta:object-count="0" meta:page-count="4" meta:paragraph-count="53" meta:word-count="948" meta:character-count="5497"/>
    <dc:date>2025-11-03T11:25:59.09</dc:date>
    <meta:editing-duration>PT6M14S</meta:editing-duration>
    <meta:editing-cycles>1</meta:editing-cycles>
    <meta:generator>OpenOffice/4.1.15$Win32 OpenOffice.org_project/4115m2$Build-9813</meta:generator>
  </office:meta>
</office:document-meta>
</file>